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1.3cm" svg:height="1.3cm" svg:x="2.4cm" svg:y="7.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3cm" svg:height="1.3cm" svg:x="24.7cm" svg:y="17.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3cm" svg:height="1.3cm" svg:x="4.6cm" svg:y="13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3cm" svg:height="1.3cm" svg:x="18cm" svg:y="14.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19cm" svg:y="8.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3cm" svg:height="1.3cm" svg:x="13.2cm" svg:y="7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3cm" svg:height="1.3cm" svg:x="2.7cm" svg:y="18.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cm" svg:height="1.3cm" svg:x="20.6cm" svg:y="1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cm" svg:height="1.3cm" svg:x="7.2cm" svg:y="11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3cm" svg:height="1.3cm" svg:x="9.1cm" svg:y="13.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5.35cm" svg:y1="19cm" svg:x2="26cm" svg:y2="18.35cm" draw:start-shape="id1" draw:start-glue-point="8" draw:end-shape="id1" draw:end-glue-point="10" svg:d="M25350 19000c0 753 576 628 927 277s476-927-277-927" svg:viewBox="0 0 1205 1205">
          <text:p/>
        </draw:connector>
        <draw:connector draw:style-name="gr2" draw:text-style-name="P2" draw:layer="layout" draw:type="curve" svg:x1="3.51cm" svg:y1="8.91cm" svg:x2="7.85cm" svg:y2="11.8cm" draw:start-shape="id2" draw:start-glue-point="9" draw:end-shape="id3" draw:end-glue-point="4" svg:d="M3510 8910c0 2311 4340 867 4340 2890" svg:viewBox="0 0 4341 2891">
          <text:p/>
        </draw:connector>
        <draw:connector draw:style-name="gr2" draw:text-style-name="P2" draw:layer="layout" draw:type="curve" svg:x1="3.51cm" svg:y1="8.91cm" svg:x2="18.19cm" svg:y2="15.09cm" draw:start-shape="id2" draw:start-glue-point="9" draw:end-shape="id4" draw:end-glue-point="5" svg:d="M3510 8910c11011 0 3672 6180 14680 6180" svg:viewBox="0 0 14681 6181">
          <text:p/>
        </draw:connector>
        <draw:connector draw:style-name="gr2" draw:text-style-name="P2" draw:layer="layout" draw:type="curve" draw:line-skew="-2.651cm" svg:x1="3.7cm" svg:y1="8.45cm" svg:x2="20.6cm" svg:y2="2.15cm" draw:start-shape="id2" draw:start-glue-point="10" draw:end-shape="id5" draw:end-glue-point="6" svg:d="M3700 8450c8700 0 250-6300 16900-6300" svg:viewBox="0 0 16901 6301">
          <text:p/>
        </draw:connector>
        <draw:connector draw:style-name="gr2" draw:text-style-name="P2" draw:layer="layout" draw:type="curve" svg:x1="3.05cm" svg:y1="9.1cm" svg:x2="2.89cm" svg:y2="19.41cm" draw:start-shape="id2" draw:start-glue-point="8" draw:end-shape="id6" draw:end-glue-point="7" svg:d="M3050 9100c0 6901-426 5751-725 6603s-471 3707 565 3707" svg:viewBox="0 0 955 10311">
          <text:p/>
        </draw:connector>
        <draw:connector draw:style-name="gr2" draw:text-style-name="P2" draw:layer="layout" draw:type="curve" svg:x1="19.3cm" svg:y1="15.55cm" svg:x2="24.7cm" svg:y2="18.35cm" draw:start-shape="id4" draw:start-glue-point="10" draw:end-shape="id1" draw:end-glue-point="6" svg:d="M19300 15550c4051 0 1352 2800 5400 2800" svg:viewBox="0 0 5401 2801">
          <text:p/>
        </draw:connector>
        <draw:connector draw:style-name="gr2" draw:text-style-name="P2" draw:layer="layout" draw:type="curve" svg:x1="24.89cm" svg:y1="17.89cm" svg:x2="19.65cm" svg:y2="10.1cm" draw:start-shape="id1" draw:start-glue-point="5" draw:end-shape="id7" draw:end-glue-point="8" svg:d="M24890 17890c0-5983-5240-2089-5240-7790" svg:viewBox="0 0 5241 7791">
          <text:p/>
        </draw:connector>
        <draw:connector draw:style-name="gr2" draw:text-style-name="P2" draw:layer="layout" draw:type="curve" draw:line-skew="-2.527cm" svg:x1="24.89cm" svg:y1="17.89cm" svg:x2="21.25cm" svg:y2="2.8cm" draw:start-shape="id1" draw:start-glue-point="5" draw:end-shape="id5" draw:end-glue-point="8" svg:d="M24890 17890c0-15249-3640-7704-3640-15090" svg:viewBox="0 0 3641 15091">
          <text:p/>
        </draw:connector>
        <draw:connector draw:style-name="gr2" draw:text-style-name="P2" draw:layer="layout" draw:type="curve" svg:x1="19.3cm" svg:y1="15.55cm" svg:x2="19.65cm" svg:y2="10.1cm" draw:start-shape="id4" draw:start-glue-point="10" draw:end-shape="id7" draw:end-glue-point="8" svg:d="M19300 15550c753 0 627-1525 526-1987s-176 138-176-3463" svg:viewBox="0 0 603 5451">
          <text:p/>
        </draw:connector>
        <draw:connector draw:style-name="gr2" draw:text-style-name="P2" draw:layer="layout" draw:type="curve" svg:x1="18.65cm" svg:y1="14.9cm" svg:x2="13.85cm" svg:y2="8.8cm" draw:start-shape="id4" draw:start-glue-point="4" draw:end-shape="id8" draw:end-glue-point="8" svg:d="M18650 14900c0-4573-4800-1524-4800-6100" svg:viewBox="0 0 4801 6101">
          <text:p/>
        </draw:connector>
        <draw:connector draw:style-name="gr2" draw:text-style-name="P2" draw:layer="layout" draw:type="curve" svg:x1="18.19cm" svg:y1="16.01cm" svg:x2="3.35cm" svg:y2="18.3cm" draw:start-shape="id4" draw:start-glue-point="7" draw:end-shape="id6" draw:end-glue-point="4" svg:d="M18190 16010c0 1861-14840 717-14840 2290" svg:viewBox="0 0 14841 2291">
          <text:p/>
        </draw:connector>
        <draw:connector draw:style-name="gr2" draw:text-style-name="P2" draw:layer="layout" draw:type="curve" svg:x1="5.25cm" svg:y1="13.9cm" svg:x2="5.9cm" svg:y2="14.55cm" draw:start-shape="id9" draw:start-glue-point="4" draw:end-shape="id9" draw:end-glue-point="10" svg:d="M5250 13900c0-751 576-626 927-276s476 926-277 926" svg:viewBox="0 0 1205 1204">
          <text:p/>
        </draw:connector>
        <draw:connector draw:style-name="gr2" draw:text-style-name="P2" draw:layer="layout" draw:type="curve" draw:line-skew="-0.551cm" svg:x1="2.89cm" svg:y1="18.49cm" svg:x2="4.79cm" svg:y2="15.01cm" draw:start-shape="id6" draw:start-glue-point="5" draw:end-shape="id9" draw:end-glue-point="7" svg:d="M2890 18490c0-3435 1900-1695 1900-3480" svg:viewBox="0 0 1901 3481">
          <text:p/>
        </draw:connector>
        <draw:connector draw:style-name="gr2" draw:text-style-name="P2" draw:layer="layout" draw:type="curve" svg:x1="4.79cm" svg:y1="14.09cm" svg:x2="7.2cm" svg:y2="12.45cm" draw:start-shape="id9" draw:start-glue-point="5" draw:end-shape="id3" draw:end-glue-point="6" svg:d="M4790 14090c0-1094 803-1640 2410-1640" svg:viewBox="0 0 2411 1641">
          <text:p/>
        </draw:connector>
        <draw:connector draw:style-name="gr2" draw:text-style-name="P2" draw:layer="layout" draw:type="curve" svg:x1="5.71cm" svg:y1="15.01cm" svg:x2="9.1cm" svg:y2="14.05cm" draw:start-shape="id9" draw:start-glue-point="9" draw:end-shape="id10" draw:end-glue-point="6" svg:d="M5710 15010c2686 0 992-960 3390-960" svg:viewBox="0 0 3391 961">
          <text:p/>
        </draw:connector>
        <draw:connector draw:style-name="gr2" draw:text-style-name="P2" draw:layer="layout" draw:type="curve" svg:x1="19.19cm" svg:y1="9.91cm" svg:x2="19cm" svg:y2="9.45cm" draw:start-shape="id7" draw:start-glue-point="7" draw:end-shape="id7" draw:end-glue-point="6" svg:d="M19190 9910c-1036 0-941-460-190-460" svg:viewBox="0 0 767 461">
          <text:p/>
        </draw:connector>
        <draw:connector draw:style-name="gr2" draw:text-style-name="P2" draw:layer="layout" draw:type="curve" svg:x1="19.65cm" svg:y1="8.8cm" svg:x2="14.5cm" svg:y2="8.15cm" draw:start-shape="id7" draw:start-glue-point="4" draw:end-shape="id8" draw:end-glue-point="10" svg:d="M19650 8800c0-434-1716-650-5150-650" svg:viewBox="0 0 5151 651">
          <text:p/>
        </draw:connector>
        <draw:connector draw:style-name="gr2" draw:text-style-name="P2" draw:layer="layout" draw:type="curve" draw:line-skew="-0.401cm" svg:x1="20.79cm" svg:y1="2.61cm" svg:x2="20.11cm" svg:y2="8.99cm" draw:start-shape="id5" draw:start-glue-point="7" draw:end-shape="id7" draw:end-glue-point="11" svg:d="M20790 2610c0 4185-680 995-680 6380" svg:viewBox="0 0 681 6381">
          <text:p/>
        </draw:connector>
        <draw:connector draw:style-name="gr2" draw:text-style-name="P2" draw:layer="layout" draw:type="curve" draw:line-skew="2.424cm" svg:x1="3.81cm" svg:y1="18.49cm" svg:x2="13.39cm" svg:y2="8.61cm" draw:start-shape="id6" draw:start-glue-point="11" draw:end-shape="id8" draw:end-glue-point="7" svg:d="M3810 18490c0-3772 9580 1167 9580-9880" svg:viewBox="0 0 9581 9881">
          <text:p/>
        </draw:connector>
        <draw:connector draw:style-name="gr2" draw:text-style-name="P2" draw:layer="layout" draw:type="curve" draw:line-skew="1.649cm" svg:x1="14.31cm" svg:y1="7.69cm" svg:x2="20.79cm" svg:y2="2.61cm" draw:start-shape="id8" draw:start-glue-point="11" draw:end-shape="id5" draw:end-glue-point="7" svg:d="M14310 7690c7335 0 4095-5080 6480-5080" svg:viewBox="0 0 6481 5081">
          <text:p/>
        </draw:connector>
        <draw:connector draw:style-name="gr2" draw:text-style-name="P2" draw:layer="layout" draw:type="curve" svg:x1="3.81cm" svg:y1="18.49cm" svg:x2="24.89cm" svg:y2="18.81cm" draw:start-shape="id6" draw:start-glue-point="11" draw:end-shape="id1" draw:end-glue-point="7" svg:d="M3810 18490c15811 0 5272 320 21080 320" svg:viewBox="0 0 21081 321">
          <text:p/>
        </draw:connector>
        <draw:connector draw:style-name="gr2" draw:text-style-name="P2" draw:layer="layout" draw:type="curve" svg:x1="3.35cm" svg:y1="19.6cm" svg:x2="3.81cm" svg:y2="19.41cm" draw:start-shape="id6" draw:start-glue-point="8" draw:end-shape="id6" draw:end-glue-point="9" svg:d="M3350 19600c0 753 460 848 460-190" svg:viewBox="0 0 461 768">
          <text:p/>
        </draw:connector>
        <draw:connector draw:style-name="gr2" draw:text-style-name="P2" draw:layer="layout" draw:type="curve" svg:x1="2.89cm" svg:y1="18.49cm" svg:x2="7.39cm" svg:y2="11.99cm" draw:start-shape="id6" draw:start-glue-point="5" draw:end-shape="id3" draw:end-glue-point="5" svg:d="M2890 18490c0-4334 1500-6500 4500-6500" svg:viewBox="0 0 4501 6501">
          <text:p/>
        </draw:connector>
        <draw:connector draw:style-name="gr2" draw:text-style-name="P2" draw:layer="layout" draw:type="curve" draw:line-skew="-0.649cm" svg:x1="3.35cm" svg:y1="18.3cm" svg:x2="9.29cm" svg:y2="14.51cm" draw:start-shape="id6" draw:start-glue-point="4" draw:end-shape="id10" draw:end-glue-point="7" svg:d="M3350 18300c0-3672 5940-1777 5940-3790" svg:viewBox="0 0 5941 3791">
          <text:p/>
        </draw:connector>
        <draw:connector draw:style-name="gr2" draw:text-style-name="P2" draw:layer="layout" draw:type="curve" draw:line-skew="-3.399cm" svg:x1="8.31cm" svg:y1="11.99cm" svg:x2="20.6cm" svg:y2="2.15cm" draw:start-shape="id3" draw:start-glue-point="11" draw:end-shape="id5" draw:end-glue-point="6" svg:d="M8310 11990c4263 0-1882-9840 12290-9840" svg:viewBox="0 0 12291 9841">
          <text:p/>
        </draw:connector>
        <draw:connector draw:style-name="gr2" draw:text-style-name="P2" draw:layer="layout" draw:type="curve" draw:line-skew="-3.101cm" svg:x1="10.21cm" svg:y1="13.59cm" svg:x2="20.79cm" svg:y2="2.61cm" draw:start-shape="id10" draw:start-glue-point="11" draw:end-shape="id5" draw:end-glue-point="7" svg:d="M10210 13590c0-12885 10580-7395 10580-10980" svg:viewBox="0 0 10581 10981">
          <text:p/>
        </draw:connector>
        <draw:connector draw:style-name="gr2" draw:text-style-name="P2" draw:layer="layout" draw:type="curve" svg:x1="7.85cm" svg:y1="13.1cm" svg:x2="8.31cm" svg:y2="12.91cm" draw:start-shape="id3" draw:start-glue-point="8" draw:end-shape="id3" draw:end-glue-point="9" svg:d="M7850 13100c0 753 460 848 460-190" svg:viewBox="0 0 461 768">
          <text:p/>
        </draw:connector>
        <draw:connector draw:style-name="gr2" draw:text-style-name="P2" draw:layer="layout" draw:type="curve" svg:x1="8.5cm" svg:y1="12.45cm" svg:x2="9.29cm" svg:y2="13.59cm" draw:start-shape="id3" draw:start-glue-point="10" draw:end-shape="id10" draw:end-glue-point="5" svg:d="M8500 12450c527 0 790 380 790 1140" svg:viewBox="0 0 791 1141">
          <text:p/>
        </draw:connector>
        <draw:connector draw:style-name="gr2" draw:text-style-name="P2" draw:layer="layout" draw:type="curve" svg:x1="9.75cm" svg:y1="14.7cm" svg:x2="10.21cm" svg:y2="14.51cm" draw:start-shape="id10" draw:start-glue-point="8" draw:end-shape="id10" draw:end-glue-point="9" svg:d="M9750 14700c0 753 460 848 460-190" svg:viewBox="0 0 461 7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7:43:21.262000000</meta:creation-date>
    <dc:date>2015-11-19T17:18:19.214000000</dc:date>
    <meta:editing-duration>PT22M38S</meta:editing-duration>
    <meta:editing-cycles>7</meta:editing-cycles>
    <meta:generator>LibreOffice/4.4.4.3$Windows_x86 LibreOffice_project/2c39ebcf046445232b798108aa8a7e7d89552ea8</meta:generator>
    <meta:document-statistic meta:object-count="39"/>
  </office:meta>
</office:document-meta>
</file>